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margin-left="0cm" fo:margin-right="0cm" fo:text-indent="0cm" style:auto-text-indent="false"/>
    </style:style>
    <style:style style:name="P5" style:family="paragraph" style:parent-style-name="normal">
      <style:paragraph-properties fo:margin-left="0cm" fo:margin-right="0cm" fo:line-height="150%" fo:text-indent="0cm" style:auto-text-indent="false"/>
    </style:style>
    <style:style style:name="P6" style:family="paragraph" style:parent-style-name="normal">
      <style:paragraph-properties fo:margin-left="0cm" fo:margin-right="0cm" fo:line-height="150%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cm" fo:margin-right="0cm" fo:line-height="150%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normal" style:master-page-name="Standard">
      <style:paragraph-properties fo:text-align="center" style:justify-single-word="false" style:page-number="1"/>
      <style:text-properties officeooo:rsid="0007f610" officeooo:paragraph-rsid="0007f610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7f610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Luiz Gabriel Navarro</text:span></text:p>
      <text:p text:style-name="P1"><text:span text:style-name="T3">(</text:span><text:span text:style-name="T4">31</text:span><text:span text:style-name="T3">)</text:span><text:span text:style-name="T4"> 99456320</text:span></text:p>
      <text:p text:style-name="P1"><text:a xlink:type="simple" xlink:href="mailto:seumelhoremail@xx.com" text:style-name="Default_20_Style" text:visited-style-name="Default_20_Style"><text:span text:style-name="T5">seumelhoremail@xx.com</text:span></text:a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9" svg:width="16.511cm" svg:height="0.054cm"><text:p/></draw:rect></text:p>
      <text:p text:style-name="P2"/>
      <text:p text:style-name="P3"><text:span text:style-name="T6">OBJETIVO </text:span></text:p>
      <text:p text:style-name="P3">Assistente de RH</text:p>
      <text:p text:style-name="normal"/>
      <text:p text:style-name="normal"><text:span text:style-name="T6">FORMAÇÃO ACADÊMICA</text:span></text:p>
      <text:p text:style-name="normal">Ensino medio completo/C.E.MALBA TAHAN</text:p>
      <text:p text:style-name="P4">Curso superior analista de sistema</text:p>
      <text:p text:style-name="P4"/>
      <text:p text:style-name="P4"><text:span text:style-name="T6">EXPERIÊNCIA PROFISSIONAL</text:span></text:p>
      <text:p text:style-name="P4">Cidade:Piracicaba-SP</text:p>
      <text:p text:style-name="P4">Função Desempenhada :Analista de sistema</text:p>
      <text:p text:style-name="P4"/>
      <text:p text:style-name="P6">POSITIVO</text:p>
      <text:p text:style-name="P7">Cargo:Assistente de RH.responsavel pela negociação de produtos clientes;fechamento de contração .</text:p>
      <text:p text:style-name="P5"/>
      <text:p text:style-name="P4"><text:span text:style-name="T6">CURSOS | CERTIFICAÇÕES</text:span></text:p>
      <text:p text:style-name="P4"><text:s/>pós graduação em desenvolvimento de site/2021-2022</text:p>
      <text:p text:style-name="P4"/>
      <text:p text:style-name="P4"><text:span text:style-name="T6">IDIOMAS</text:span></text:p>
      <text:p text:style-name="P4">inglês avança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8T13:43:44.784409169</dc:date>
    <meta:editing-duration>PT3M22S</meta:editing-duration>
    <meta:editing-cycles>1</meta:editing-cycles>
    <meta:document-statistic meta:table-count="0" meta:image-count="0" meta:object-count="0" meta:page-count="1" meta:paragraph-count="19" meta:word-count="57" meta:character-count="483" meta:non-whitespace-character-count="442"/>
    <meta:generator>LibreOffice/6.4.7.2$Linux_X86_64 LibreOffice_project/40$Build-2</meta:generator>
  </office:meta>
</office:document-meta>
</file>